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08-01:</text:span></text:p>
      <text:p text:style-name="P1"><text:span text:style-name="T1">ROLL NO:241801278</text:span></text:p>
      <text:p text:style-name="P1"><text:span text:style-name="T1">NAME: Sudiksha S </text:span></text:p>
      <text:p text:style-name="P1"><text:span text:style-name="T1">Q1) Coders here is a simple task for you, you have given an array of size N and an integer M.</text:span></text:p>
      <text:p text:style-name="P1"><text:span text:style-name="T1">Your task is to calculate the difference between maximum sum and minimum sum of N-M</text:span></text:p>
      <text:p text:style-name="P1"><text:span text:style-name="T1">elements of the given array.</text:span></text:p>
      <text:p text:style-name="P1"><text:span text:style-name="T1">Constraints:</text:span></text:p>
      <text:p text:style-name="P1"><text:span text:style-name="T1">1&lt;=t&lt;=10</text:span></text:p>
      <text:p text:style-name="P1"><text:span text:style-name="T1">1&lt;=n&lt;=1000</text:span></text:p>
      <text:p text:style-name="P1"><text:span text:style-name="T1">1&lt;=a[i]&lt;=1000</text:span></text:p>
      <text:p text:style-name="P1"><text:span text:style-name="T1">Input Format:</text:span></text:p>
      <text:p text:style-name="P1"><text:span text:style-name="T1">First line contains an integer T denoting the number of testcases.</text:span></text:p>
      <text:p text:style-name="P1"><text:span text:style-name="T1">First line of every testcase contains two integer N and M.</text:span></text:p>
      <text:p text:style-name="P1"><text:span text:style-name="T1">Next line contains N space separated integers denoting the elements of array</text:span></text:p>
      <text:p text:style-name="P1"><text:span text:style-name="T1">Output:</text:span></text:p>
      <text:p text:style-name="P1"><text:span text:style-name="T1">For every test case print your answer in new line</text:span></text:p>
      <text:p text:style-name="P1"><text:span text:style-name="T1">Sample Input</text:span></text:p>
      <text:p text:style-name="P1"><text:span text:style-name="T1">1</text:span></text:p>
      <text:p text:style-name="P1"><text:span text:style-name="T1">5 1</text:span></text:p>
      <text:p text:style-name="P1"><text:span text:style-name="T1">1 2 3 4 5</text:span></text:p>
      <text:p text:style-name="P1"><text:span text:style-name="T1">Sample Output</text:span></text:p>
      <text:p text:style-name="P1"><text:span text:style-name="T1">4</text:span></text:p>
      <text:p text:style-name="P1"><text:span text:style-name="T1">Explanation</text:span></text:p>
      <text:p text:style-name="P1"><text:span text:style-name="T1">M is 1 and N is 5 so you have to calculate maximum and minimum sum using (5-1 =) 4</text:span></text:p>
      <text:p text:style-name="P1"><text:span text:style-name="T1">elements.</text:span></text:p>
      <text:p text:style-name="P1"><text:span text:style-name="T1">Maximum sum using the 4 elements would be (2+3+4+5=)14.</text:span></text:p>
      <text:p text:style-name="P1"><text:span text:style-name="T1">Minimum sum using the 4 elements would be (1+2+3+4=)10.</text:span></text:p>
      <text:p text:style-name="P1"><text:span text:style-name="T1">Difference will be 14-10=4.</text:span></text:p>
      <text:p text:style-name="P1"><text:span text:style-name="T1">ROLL NO:241801278</text:span></text:p>
      <text:p text:style-name="P1"><text:span text:style-name="T1">NAME:Sudiksha S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2"><text:span text:style-name="T1">Q2) You are given an array A of non-negative integers of size m. Your task is to sort the array</text:span></text:p>
      <text:p text:style-name="P2"><text:span text:style-name="T1">in nondecreasing order and print out the original indices of the new sorted array.</text:span></text:p>
      <text:p text:style-name="P2"><text:span text:style-name="T1">Example:</text:span></text:p>
      <text:p text:style-name="P2"><text:span text:style-name="T1">A={4,5,3,7,1}</text:span></text:p>
      <text:p text:style-name="P2"><text:span text:style-name="T1">After sorting the new array becomes A={1,3,4,5,7}.</text:span></text:p>
      <text:p text:style-name="P2"><text:span text:style-name="T1">The required output should be "4 2 0 1 3"</text:span></text:p>
      <text:p text:style-name="P2"><text:span text:style-name="T1">Input Format:</text:span></text:p>
      <text:p text:style-name="P2"><text:span text:style-name="T1">The first line of input consists of the size of the array</text:span></text:p>
      <text:p text:style-name="P2"><text:span text:style-name="T1">The next line consists of the array of size m</text:span></text:p>
      <text:p text:style-name="P2"><text:span text:style-name="T1">Output Format:</text:span></text:p>
      <text:p text:style-name="P2"><text:span text:style-name="T1">Output consists of a single line of integers</text:span></text:p>
      <text:p text:style-name="P2"><text:span text:style-name="T1">Constraints:</text:span></text:p>
      <text:p text:style-name="P2"><text:span text:style-name="T1">1&lt;=m&lt;=106</text:span></text:p>
      <text:p text:style-name="P2"><text:span text:style-name="T1">0&lt;=A[i]&lt;=106</text:span></text:p>
      <text:p text:style-name="P2"><text:span text:style-name="T1">NOTE: The indexing of the array starts with 0.</text:span></text:p>
      <text:p text:style-name="P2"><text:span text:style-name="T1">Sample Input</text:span></text:p>
      <text:p text:style-name="P2"><text:span text:style-name="T1">5</text:span></text:p>
      <text:p text:style-name="P2"><text:span text:style-name="T1">4 5 3 7 1</text:span></text:p>
      <text:p text:style-name="P2"><text:span text:style-name="T1">Sample Output</text:span></text:p>
      <text:p text:style-name="P2"><text:span text:style-name="T1">4 2 0 1 3</text:span></text:p>
      <text:p text:style-name="P2"><text:span text:style-name="T1">ROLL NO:241801278</text:span></text:p>
      <text:p text:style-name="P2"><text:span text:style-name="T1">NAME: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2"><text:span text:style-name="T1">Q3)A new deadly virus has infected large population of a planet. A brilliant scientist has</text:span></text:p>
      <text:p text:style-name="P2"><text:span text:style-name="T1">discovered a new strain of virus which can cure this disease. Vaccine produced from this</text:span></text:p>
      <text:p text:style-name="P2"><text:span text:style-name="T1">virus has various strength depending on midichlorians count. A person is cured only if</text:span></text:p>
      <text:p text:style-name="P2"><text:span text:style-name="T1">midichlorians count in vaccine batch is more than midichlorians count of person. A doctor</text:span></text:p>
      <text:p text:style-name="P2"><text:span text:style-name="T1">receives a new set of report which contains midichlorians count of each infected patient,</text:span></text:p>
      <text:p text:style-name="P2"><text:span text:style-name="T1">Practo stores all vaccine doctor has and their midichlorians count. You need to determine</text:span></text:p>
      <text:p text:style-name="P2"><text:span text:style-name="T1">if doctor can save all patients with the vaccines he has. The number of vaccines and</text:span></text:p>
      <text:p text:style-name="P2"><text:span text:style-name="T1">patients are equal.</text:span></text:p>
      <text:p text:style-name="P2"><text:span text:style-name="T1">Input Format</text:span></text:p>
      <text:p text:style-name="P2"><text:span text:style-name="T1">First line contains the number of vaccines - N. Second line contains N integers, which are</text:span></text:p>
      <text:p text:style-name="P2"><text:span text:style-name="T1">strength of vaccines. Third line contains N integers, which are midichlorians count of</text:span></text:p>
      <text:p text:style-name="P2"><text:span text:style-name="T1">patients.</text:span></text:p>
      <text:p text:style-name="P2"><text:span text:style-name="T1">Output Format</text:span></text:p>
      <text:p text:style-name="P2"><text:span text:style-name="T1">Print a single line containing 'Yes' or 'No'.</text:span></text:p>
      <text:p text:style-name="P2"><text:span text:style-name="T1">Input Constraint</text:span></text:p>
      <text:p text:style-name="P2"><text:span text:style-name="T1">1 &lt; N &lt; 10</text:span></text:p>
      <text:p text:style-name="P2"><text:span text:style-name="T1">Strength of vaccines and midichlorians count of patients fit in integer.</text:span></text:p>
      <text:p text:style-name="P2"><text:span text:style-name="T1">Sample Input</text:span></text:p>
      <text:p text:style-name="P2"><text:span text:style-name="T1">5</text:span></text:p>
      <text:p text:style-name="P2"><text:span text:style-name="T1">123 146 454 542 456</text:span></text:p>
      <text:p text:style-name="P2"><text:span text:style-name="T1">100 328 248 689 200</text:span></text:p>
      <text:p text:style-name="P2"><text:span text:style-name="T1">Sample Output</text:span></text:p>
      <text:p text:style-name="P2"><text:span text:style-name="T1">No</text:span></text:p>
      <text:p text:style-name="P2"><text:span text:style-name="T1">ROLL NO: 241801278</text:span></text:p>
      <text:p text:style-name="P2"><text:span text:style-name="T1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1"/></text:p>
      <text:p text:style-name="P2"><text:span text:style-name="T1">Q4)You are given an array of n integer numbers a1, a2, . . . , an. Calculate the number of pair</text:span></text:p>
      <text:p text:style-name="P2"><text:span text:style-name="T1">of indices (i, j) such that 1<text:s/></text:span><text:span text:style-name="T2">≤</text:span><text:span text:style-name="T3"><text:s/>i &lt; j<text:s/></text:span><text:span text:style-name="T4">≤</text:span><text:span text:style-name="T5"><text:s/>n and ai xor aj = 0.</text:span></text:p>
      <text:p text:style-name="P2"><text:span text:style-name="T5">Input format</text:span></text:p>
      <text:p text:style-name="P2"><text:span text:style-name="T5">- First line: n denoting the number of array elements</text:span></text:p>
      <text:p text:style-name="P2"><text:span text:style-name="T5">- Second line: n space separated integers a1, a2, . . . , an.</text:span></text:p>
      <text:p text:style-name="P2"><text:span text:style-name="T5">Output format</text:span></text:p>
      <text:p text:style-name="P2"><text:span text:style-name="T5">Output the required number of pairs.</text:span></text:p>
      <text:p text:style-name="P2"><text:span text:style-name="T5">Constraints</text:span></text:p>
      <text:p text:style-name="P2"><text:span text:style-name="T5">1<text:s/></text:span><text:span text:style-name="T6">≤</text:span><text:span text:style-name="T7"><text:s/>n<text:s/></text:span><text:span text:style-name="T8">≤</text:span><text:span text:style-name="T9"><text:s/>106</text:span></text:p>
      <text:p text:style-name="P2"><text:span text:style-name="T9">1<text:s/></text:span><text:span text:style-name="T10">≤</text:span><text:span text:style-name="T11"><text:s/>ai<text:s/></text:span><text:span text:style-name="T12">≤</text:span><text:span text:style-name="T13"><text:s/>109</text:span></text:p>
      <text:p text:style-name="P2"><text:span text:style-name="T13">Sample Input</text:span></text:p>
      <text:p text:style-name="P2"><text:span text:style-name="T13">5</text:span></text:p>
      <text:p text:style-name="P2"><text:span text:style-name="T13">1 3 1 4 3</text:span></text:p>
      <text:p text:style-name="P2"><text:span text:style-name="T13">Sample Output</text:span></text:p>
      <text:p text:style-name="P2"><text:span text:style-name="T13">2</text:span></text:p>
      <text:p text:style-name="P2"><text:span text:style-name="T13">Explanation</text:span></text:p>
      <text:p text:style-name="P2"><text:span text:style-name="T13">The 2 pair of indices are (1, 3) and (2,5).</text:span></text:p>
      <text:p text:style-name="P2"><text:span text:style-name="T13">ROLL NO:241801278</text:span></text:p>
      <text:p text:style-name="P2"><text:span text:style-name="T13">NAME:Sudiksha S</text:span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13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3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